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I</mi>
      <mrow>
        <mspace width="2em"/>
        <mo stretchy="false">=</mo>
        <mspace width="2em"/>
      </mrow>
      <mfrac>
        <msub>
          <mn>6.66</mn>
          <mrow>
            <mi mathvariant="italic">Uout</mi>
            <mn>2</mn>
          </mrow>
        </msub>
        <msub>
          <mn>2000</mn>
          <mrow>
            <mi>R</mi>
            <mn>2</mn>
          </mrow>
        </msub>
      </mfrac>
      <mrow>
        <mspace width="2em"/>
        <mo stretchy="false">=</mo>
        <mspace width="2em"/>
      </mrow>
      <mn>0.00333</mn>
      <mi>А</mi>
    </mrow>
    <annotation encoding="StarMath 5.0">I ~=~ 6.66_Uout2 over 2000_R2 ~=~ 0.00333А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05T16:06:23.006000000</dc:date>
    <meta:editing-duration>PT51M11S</meta:editing-duration>
    <meta:editing-cycles>16</meta:editing-cycles>
    <meta:generator>LibreOffice/6.3.3.2$Windows_X86_64 LibreOffice_project/a64200df03143b798afd1ec74a12ab50359878ed</meta:generator>
    <meta:print-date>2019-11-30T20:53:55.428000000</meta:print-date>
  </office:meta>
</office:document-meta>
</file>